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2358054B30673755F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a7f5" officeooo:paragraph-rsid="001da7f5"/>
    </style:style>
    <style:style style:name="P2" style:family="paragraph" style:parent-style-name="Title">
      <style:text-properties officeooo:rsid="001da7f5" officeooo:paragraph-rsid="001da7f5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text:span text:style-name="T1"/></text:p>
      <text:p text:style-name="P1"><draw:frame draw:style-name="fr1" draw:name="Imagen1" text:anchor-type="char" svg:width="17cm" svg:height="10.684cm" draw:z-index="0"><draw:image xlink:href="Pictures/1000000000000383000002358054B30673755F5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3:56:54.029381959</meta:creation-date>
    <dc:date>2024-01-10T13:58:26.661009542</dc:date>
    <meta:editing-duration>PT1M33S</meta:editing-duration>
    <meta:editing-cycles>1</meta:editing-cycles>
    <meta:document-statistic meta:table-count="0" meta:image-count="1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